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endingTemplateTests.convertAndSendPayloadAndHeadersTo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MessageSendingTemplate.doSend( String destination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MessagePostProcessor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endingTemplateTests.convertAndSendPayloadAndMutableHeadersTo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SendingTemplateTests.convertAndSendPayloadTo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SendingTemplateTests.sendMissingDestin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SendingTemplateTests.convertAndSendPayloadWithPostProcessorTo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SendingTemplateTests.convertAndSend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SendingTemplateTests.convertAnd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SendingTemplateTests.convertAndSendPayloadWith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SendingTempla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SendingTemplateTests.s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SendingTemplateTests.convertAndSendNoMatching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MessagePostProcessor.postProcessMessage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endingTemplateTests.sendToDestin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